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53.21pt"/>
    </style:style>
    <style:style style:name="co4" style:family="table-column">
      <style:table-column-properties fo:break-before="auto" style:column-width="42.86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56.3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alesOrd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lesOrd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OrderDate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Rep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Units</text:p>
          </table:table-cell>
          <table:table-cell table:style-name="ce5" office:value-type="string" calcext:value-type="string">
            <text:p>Unit Cost</text:p>
          </table:table-cell>
          <table:table-cell table:style-name="ce5" office:value-type="string" calcext:value-type="string">
            <text:p>Total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1-06" calcext:value-type="date">
            <text:p>1/6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95" calcext:value-type="float">
            <text:p>95</text:p>
          </table:table-cell>
          <table:table-cell table:style-name="ce7" office:value-type="float" office:value="1.99" calcext:value-type="float">
            <text:p><text:s/>1.99 </text:p>
          </table:table-cell>
          <table:table-cell table:style-name="ce8" office:value-type="float" office:value="189.05" calcext:value-type="float">
            <text:p><text:s/>189.05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1-23" calcext:value-type="date">
            <text:p>1/23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Kivell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50" calcext:value-type="float">
            <text:p>50</text:p>
          </table:table-cell>
          <table:table-cell table:style-name="ce7" office:value-type="float" office:value="19.99" calcext:value-type="float">
            <text:p><text:s/>19.99 </text:p>
          </table:table-cell>
          <table:table-cell table:style-name="ce8" office:value-type="float" office:value="999.5" calcext:value-type="float">
            <text:p><text:s/>999.50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2-09" calcext:value-type="date">
            <text:p>2/9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Jardine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36" calcext:value-type="float">
            <text:p>36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179.64" calcext:value-type="float">
            <text:p><text:s/>179.64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2-26" calcext:value-type="date">
            <text:p>2/26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Gill</text:p>
          </table:table-cell>
          <table:table-cell table:style-name="ce6" office:value-type="string" calcext:value-type="string">
            <text:p>Pen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9.99" calcext:value-type="float">
            <text:p><text:s/>19.99 </text:p>
          </table:table-cell>
          <table:table-cell table:style-name="ce8" office:value-type="float" office:value="539.73" calcext:value-type="float">
            <text:p><text:s/>539.73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3-15" calcext:value-type="date">
            <text:p>3/15/21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Sorvino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56" calcext:value-type="float">
            <text:p>56</text:p>
          </table:table-cell>
          <table:table-cell table:style-name="ce7" office:value-type="float" office:value="2.99" calcext:value-type="float">
            <text:p><text:s/>2.99 </text:p>
          </table:table-cell>
          <table:table-cell table:style-name="ce8" office:value-type="float" office:value="167.44" calcext:value-type="float">
            <text:p><text:s/>167.44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4-01" calcext:value-type="date">
            <text:p>4/1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60" calcext:value-type="float">
            <text:p>60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299.4" calcext:value-type="float">
            <text:p><text:s/>299.40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4-18" calcext:value-type="date">
            <text:p>4/18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75" calcext:value-type="float">
            <text:p>75</text:p>
          </table:table-cell>
          <table:table-cell table:style-name="ce7" office:value-type="float" office:value="1.99" calcext:value-type="float">
            <text:p><text:s/>1.99 </text:p>
          </table:table-cell>
          <table:table-cell table:style-name="ce8" office:value-type="float" office:value="149.25" calcext:value-type="float">
            <text:p><text:s/>149.25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5-05" calcext:value-type="date">
            <text:p>5/5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Jardine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90" calcext:value-type="float">
            <text:p>90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449.1" calcext:value-type="float">
            <text:p><text:s/>449.10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5-22" calcext:value-type="date">
            <text:p>5/22/21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Thompson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float" office:value="1.99" calcext:value-type="float">
            <text:p><text:s/>1.99 </text:p>
          </table:table-cell>
          <table:table-cell table:style-name="ce8" office:value-type="float" office:value="63.68" calcext:value-type="float">
            <text:p><text:s/>63.68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6-08" calcext:value-type="date">
            <text:p>6/8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60" calcext:value-type="float">
            <text:p>60</text:p>
          </table:table-cell>
          <table:table-cell table:style-name="ce7" office:value-type="float" office:value="8.99" calcext:value-type="float">
            <text:p><text:s/>8.99 </text:p>
          </table:table-cell>
          <table:table-cell table:style-name="ce8" office:value-type="float" office:value="539.4" calcext:value-type="float">
            <text:p><text:s/>539.40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6-25" calcext:value-type="date">
            <text:p>6/25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Morgan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90" calcext:value-type="float">
            <text:p>90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449.1" calcext:value-type="float">
            <text:p><text:s/>449.10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7-12" calcext:value-type="date">
            <text:p>7/12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Howard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float" office:value="1.99" calcext:value-type="float">
            <text:p><text:s/>1.99 </text:p>
          </table:table-cell>
          <table:table-cell table:style-name="ce8" office:value-type="float" office:value="57.71" calcext:value-type="float">
            <text:p><text:s/>57.71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7-29" calcext:value-type="date">
            <text:p>7/29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Parent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81" calcext:value-type="float">
            <text:p>81</text:p>
          </table:table-cell>
          <table:table-cell table:style-name="ce7" office:value-type="float" office:value="19.99" calcext:value-type="float">
            <text:p><text:s/>19.99 </text:p>
          </table:table-cell>
          <table:table-cell table:style-name="ce8" office:value-type="float" office:value="1619.19" calcext:value-type="float">
            <text:p><text:s/>1,619.19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8-15" calcext:value-type="date">
            <text:p>8/15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35" calcext:value-type="float">
            <text:p>35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174.65" calcext:value-type="float">
            <text:p><text:s/>174.65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9-01" calcext:value-type="date">
            <text:p>9/1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Smith</text:p>
          </table:table-cell>
          <table:table-cell table:style-name="ce6" office:value-type="string" calcext:value-type="string">
            <text:p>Desk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25" calcext:value-type="float">
            <text:p><text:s/>125.00 </text:p>
          </table:table-cell>
          <table:table-cell table:style-name="ce8" office:value-type="float" office:value="250" calcext:value-type="float">
            <text:p><text:s/>250.00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09-18" calcext:value-type="date">
            <text:p>9/18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Pen Set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float" office:value="15.99" calcext:value-type="float">
            <text:p><text:s/>15.99 </text:p>
          </table:table-cell>
          <table:table-cell table:style-name="ce8" office:value-type="float" office:value="255.84" calcext:value-type="float">
            <text:p><text:s/>255.84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10-05" calcext:value-type="date">
            <text:p>10/5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Morgan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float" office:value="8.99" calcext:value-type="float">
            <text:p><text:s/>8.99 </text:p>
          </table:table-cell>
          <table:table-cell table:style-name="ce8" office:value-type="float" office:value="251.72" calcext:value-type="float">
            <text:p><text:s/>251.72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10-22" calcext:value-type="date">
            <text:p>10/22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Pen</text:p>
          </table:table-cell>
          <table:table-cell table:style-name="ce3" office:value-type="float" office:value="64" calcext:value-type="float">
            <text:p>64</text:p>
          </table:table-cell>
          <table:table-cell table:style-name="ce7" office:value-type="float" office:value="8.99" calcext:value-type="float">
            <text:p><text:s/>8.99 </text:p>
          </table:table-cell>
          <table:table-cell table:style-name="ce8" office:value-type="float" office:value="575.36" calcext:value-type="float">
            <text:p><text:s/>575.36 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date" office:date-value="2021-11-08" calcext:value-type="date">
            <text:p>11/8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Parent</text:p>
          </table:table-cell>
          <table:table-cell table:style-name="ce6" office:value-type="string" calcext:value-type="string">
            <text:p>Pen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19.99" calcext:value-type="float">
            <text:p><text:s/>19.99 </text:p>
          </table:table-cell>
          <table:table-cell table:style-name="ce8" office:value-type="float" office:value="299.85" calcext:value-type="float">
            <text:p><text:s/>299.85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1-11-25" calcext:value-type="date">
            <text:p>11/25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Kivell</text:p>
          </table:table-cell>
          <table:table-cell table:style-name="ce6" office:value-type="string" calcext:value-type="string">
            <text:p>Pen Set</text:p>
          </table:table-cell>
          <table:table-cell table:style-name="ce3" office:value-type="float" office:value="96" calcext:value-type="float">
            <text:p>96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479.04" calcext:value-type="float">
            <text:p><text:s/>479.04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1-12-12" calcext:value-type="date">
            <text:p>12/12/21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Smith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67" calcext:value-type="float">
            <text:p>67</text:p>
          </table:table-cell>
          <table:table-cell table:style-name="ce7" office:value-type="float" office:value="1.29" calcext:value-type="float">
            <text:p><text:s/>1.29 </text:p>
          </table:table-cell>
          <table:table-cell table:style-name="ce8" office:value-type="float" office:value="86.43" calcext:value-type="float">
            <text:p><text:s/>86.43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1-12-29" calcext:value-type="date">
            <text:p>12/29/21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Parent</text:p>
          </table:table-cell>
          <table:table-cell table:style-name="ce6" office:value-type="string" calcext:value-type="string">
            <text:p>Pen Set</text:p>
          </table:table-cell>
          <table:table-cell table:style-name="ce3" office:value-type="float" office:value="74" calcext:value-type="float">
            <text:p>74</text:p>
          </table:table-cell>
          <table:table-cell table:style-name="ce7" office:value-type="float" office:value="15.99" calcext:value-type="float">
            <text:p><text:s/>15.99 </text:p>
          </table:table-cell>
          <table:table-cell table:style-name="ce8" office:value-type="float" office:value="1183.26" calcext:value-type="float">
            <text:p><text:s/>1,183.26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1-15" calcext:value-type="date">
            <text:p>1/15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Gill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float" office:value="8.99" calcext:value-type="float">
            <text:p><text:s/>8.99 </text:p>
          </table:table-cell>
          <table:table-cell table:style-name="ce8" office:value-type="float" office:value="413.54" calcext:value-type="float">
            <text:p><text:s/>413.54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2-01" calcext:value-type="date">
            <text:p>2/1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Smith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87" calcext:value-type="float">
            <text:p>87</text:p>
          </table:table-cell>
          <table:table-cell table:style-name="ce7" office:value-type="float" office:value="15" calcext:value-type="float">
            <text:p><text:s/>15.00 </text:p>
          </table:table-cell>
          <table:table-cell table:style-name="ce8" office:value-type="float" office:value="1305" calcext:value-type="float">
            <text:p><text:s/>1,305.00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2-18" calcext:value-type="date">
            <text:p>2/18/22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19.96" calcext:value-type="float">
            <text:p><text:s/>19.96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3-07" calcext:value-type="date">
            <text:p>3/7/22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Sorvino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9.99" calcext:value-type="float">
            <text:p><text:s/>19.99 </text:p>
          </table:table-cell>
          <table:table-cell table:style-name="ce8" office:value-type="float" office:value="139.93" calcext:value-type="float">
            <text:p><text:s/>139.93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3-24" calcext:value-type="date">
            <text:p>3/24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Jardine</text:p>
          </table:table-cell>
          <table:table-cell table:style-name="ce6" office:value-type="string" calcext:value-type="string">
            <text:p>Pen Set</text:p>
          </table:table-cell>
          <table:table-cell table:style-name="ce3" office:value-type="float" office:value="50" calcext:value-type="float">
            <text:p>50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249.5" calcext:value-type="float">
            <text:p><text:s/>249.50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4-10" calcext:value-type="date">
            <text:p>4/10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66" calcext:value-type="float">
            <text:p>66</text:p>
          </table:table-cell>
          <table:table-cell table:style-name="ce7" office:value-type="float" office:value="1.99" calcext:value-type="float">
            <text:p><text:s/>1.99 </text:p>
          </table:table-cell>
          <table:table-cell table:style-name="ce8" office:value-type="float" office:value="131.34" calcext:value-type="float">
            <text:p><text:s/>131.34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4-27" calcext:value-type="date">
            <text:p>4/27/22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Howard</text:p>
          </table:table-cell>
          <table:table-cell table:style-name="ce6" office:value-type="string" calcext:value-type="string">
            <text:p>Pen</text:p>
          </table:table-cell>
          <table:table-cell table:style-name="ce3" office:value-type="float" office:value="96" calcext:value-type="float">
            <text:p>96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479.04" calcext:value-type="float">
            <text:p><text:s/>479.04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5-14" calcext:value-type="date">
            <text:p>5/14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Gill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53" calcext:value-type="float">
            <text:p>53</text:p>
          </table:table-cell>
          <table:table-cell table:style-name="ce7" office:value-type="float" office:value="1.29" calcext:value-type="float">
            <text:p><text:s/>1.29 </text:p>
          </table:table-cell>
          <table:table-cell table:style-name="ce8" office:value-type="float" office:value="68.37" calcext:value-type="float">
            <text:p><text:s/>68.37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5-31" calcext:value-type="date">
            <text:p>5/31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Gill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80" calcext:value-type="float">
            <text:p>80</text:p>
          </table:table-cell>
          <table:table-cell table:style-name="ce7" office:value-type="float" office:value="8.99" calcext:value-type="float">
            <text:p><text:s/>8.99 </text:p>
          </table:table-cell>
          <table:table-cell table:style-name="ce8" office:value-type="float" office:value="719.2" calcext:value-type="float">
            <text:p><text:s/>719.20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6-17" calcext:value-type="date">
            <text:p>6/17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Kivell</text:p>
          </table:table-cell>
          <table:table-cell table:style-name="ce6" office:value-type="string" calcext:value-type="string">
            <text:p>Desk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25" calcext:value-type="float">
            <text:p><text:s/>125.00 </text:p>
          </table:table-cell>
          <table:table-cell table:style-name="ce8" office:value-type="float" office:value="625" calcext:value-type="float">
            <text:p><text:s/>625.00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7-04" calcext:value-type="date">
            <text:p>7/4/22</text:p>
          </table:table-cell>
          <table:table-cell table:style-name="ce3" office:value-type="string" calcext:value-type="string">
            <text:p>East</text:p>
          </table:table-cell>
          <table:table-cell table:style-name="ce3" office:value-type="string" calcext:value-type="string">
            <text:p>Jones</text:p>
          </table:table-cell>
          <table:table-cell table:style-name="ce6" office:value-type="string" calcext:value-type="string">
            <text:p>Pen Set</text:p>
          </table:table-cell>
          <table:table-cell table:style-name="ce3" office:value-type="float" office:value="62" calcext:value-type="float">
            <text:p>62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309.38" calcext:value-type="float">
            <text:p><text:s/>309.38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7-21" calcext:value-type="date">
            <text:p>7/21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Morgan</text:p>
          </table:table-cell>
          <table:table-cell table:style-name="ce6" office:value-type="string" calcext:value-type="string">
            <text:p>Pen Set</text:p>
          </table:table-cell>
          <table:table-cell table:style-name="ce3" office:value-type="float" office:value="55" calcext:value-type="float">
            <text:p>55</text:p>
          </table:table-cell>
          <table:table-cell table:style-name="ce7" office:value-type="float" office:value="12.49" calcext:value-type="float">
            <text:p><text:s/>12.49 </text:p>
          </table:table-cell>
          <table:table-cell table:style-name="ce8" office:value-type="float" office:value="686.95" calcext:value-type="float">
            <text:p><text:s/>686.95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8-07" calcext:value-type="date">
            <text:p>8/7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Kivell</text:p>
          </table:table-cell>
          <table:table-cell table:style-name="ce6" office:value-type="string" calcext:value-type="string">
            <text:p>Pen Set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float" office:value="23.95" calcext:value-type="float">
            <text:p><text:s/>23.95 </text:p>
          </table:table-cell>
          <table:table-cell table:style-name="ce8" office:value-type="float" office:value="1005.9" calcext:value-type="float">
            <text:p><text:s/>1,005.90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8-24" calcext:value-type="date">
            <text:p>8/24/22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Sorvino</text:p>
          </table:table-cell>
          <table:table-cell table:style-name="ce6" office:value-type="string" calcext:value-type="string">
            <text:p>Desk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275" calcext:value-type="float">
            <text:p><text:s/>275.00 </text:p>
          </table:table-cell>
          <table:table-cell table:style-name="ce8" office:value-type="float" office:value="825" calcext:value-type="float">
            <text:p><text:s/>825.00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9-10" calcext:value-type="date">
            <text:p>9/10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Gill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1.29" calcext:value-type="float">
            <text:p><text:s/>1.29 </text:p>
          </table:table-cell>
          <table:table-cell table:style-name="ce8" office:value-type="float" office:value="9.03" calcext:value-type="float">
            <text:p><text:s/>9.03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09-27" calcext:value-type="date">
            <text:p>9/27/22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Sorvino</text:p>
          </table:table-cell>
          <table:table-cell table:style-name="ce6" office:value-type="string" calcext:value-type="string">
            <text:p>Pen</text:p>
          </table:table-cell>
          <table:table-cell table:style-name="ce3" office:value-type="float" office:value="76" calcext:value-type="float">
            <text:p>76</text:p>
          </table:table-cell>
          <table:table-cell table:style-name="ce7" office:value-type="float" office:value="1.99" calcext:value-type="float">
            <text:p><text:s/>1.99 </text:p>
          </table:table-cell>
          <table:table-cell table:style-name="ce8" office:value-type="float" office:value="151.24" calcext:value-type="float">
            <text:p><text:s/>151.24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10-14" calcext:value-type="date">
            <text:p>10/14/22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Thompson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57" calcext:value-type="float">
            <text:p>57</text:p>
          </table:table-cell>
          <table:table-cell table:style-name="ce7" office:value-type="float" office:value="19.99" calcext:value-type="float">
            <text:p><text:s/>19.99 </text:p>
          </table:table-cell>
          <table:table-cell table:style-name="ce8" office:value-type="float" office:value="1139.43" calcext:value-type="float">
            <text:p><text:s/>1,139.43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10-31" calcext:value-type="date">
            <text:p>10/31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float" office:value="1.29" calcext:value-type="float">
            <text:p><text:s/>1.29 </text:p>
          </table:table-cell>
          <table:table-cell table:style-name="ce8" office:value-type="float" office:value="18.06" calcext:value-type="float">
            <text:p><text:s/>18.06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11-17" calcext:value-type="date">
            <text:p>11/17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Jardine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54.89" calcext:value-type="float">
            <text:p><text:s/>54.89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12-04" calcext:value-type="date">
            <text:p>12/4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Jardine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94" calcext:value-type="float">
            <text:p>94</text:p>
          </table:table-cell>
          <table:table-cell table:style-name="ce7" office:value-type="float" office:value="19.99" calcext:value-type="float">
            <text:p><text:s/>19.99 </text:p>
          </table:table-cell>
          <table:table-cell table:style-name="ce8" office:value-type="float" office:value="1879.06" calcext:value-type="float">
            <text:p><text:s/>1,879.06 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date" office:date-value="2022-12-21" calcext:value-type="date">
            <text:p>12/21/22</text:p>
          </table:table-cell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Andrews</text:p>
          </table:table-cell>
          <table:table-cell table:style-name="ce6" office:value-type="string" calcext:value-type="string">
            <text:p>Binder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float" office:value="4.99" calcext:value-type="float">
            <text:p><text:s/>4.99 </text:p>
          </table:table-cell>
          <table:table-cell table:style-name="ce8" office:value-type="float" office:value="139.72" calcext:value-type="float">
            <text:p><text:s/>139.72 </text:p>
          </table:table-cell>
          <table:table-cell table:style-name="ce3" table:number-columns-repeated="19"/>
          <table:table-cell table:number-columns-repeated="998"/>
        </table:table-row>
        <table:table-row table:style-name="ro2" table:number-rows-repeated="956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SalesOrders.A1:SalesOrders.G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0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72pt" fo:margin-left="0pt" fo:margin-right="0pt" fo:margin-top="6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lesOrders" style:display-name="PageStyle_SalesOrders" style:page-layout-name="Mpm3">
      <style:header style:display="false"/>
      <style:header-left style:display="false"/>
      <style:footer>
        <style:region-left>
          <text:p><text:span text:style-name="MT1">Developed by Contextures Inc.</text:span></text:p>
        </style:region-left>
        <style:region-center>
          <text:p><text:span text:style-name="MT1">www.contextures.com</text:span></text:p>
        </style:region-center>
        <style:region-right>
          <text:p><text:span text:style-name="MT1"><text:date style:data-style-name="N2" text:date-value="2023-11-07">00/00/0000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8" meta:object-count="0"/>
    <meta:generator>LibreOfficeDev/6.0.5.2$Linux_X86_64 LibreOffice_project/</meta:generator>
  </office:meta>
</office:document-meta>
</file>